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co1" style:family="table-column">
      <style:table-column-properties style:column-width="10.028cm" style:use-optimal-column-width="false"/>
    </style:style>
    <style:style style:name="co2" style:family="table-column">
      <style:table-column-properties style:column-width="10.03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158cm"/>
    </style:style>
    <style:style style:name="ro3" style:family="table-row">
      <style:table-row-properties style:row-height="1.1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CC – MBA em Ciência de Dado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nrique Cursino Vieir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rgunta de pesqui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tilizando o método PICo</text:p>
                <text:list>
                  <text:list-item>
                    <text:p>P – População, Paciente ou Problema</text:p>
                  </text:list-item>
                  <text:list-item>
                    <text:p>I – Interesse</text:p>
                  </text:list-item>
                  <text:list-item>
                    <text:p>Co – Contexto</text:p>
                  </text:list-item>
                </text:list>
              </text:list-item>
              <text:list-item>
                <text:p>Onde temos:</text:p>
                <text:list>
                  <text:list-item>
                    <text:p>P – Categorização de patentes</text:p>
                  </text:list-item>
                  <text:list-item>
                    <text:p><text:span text:style-name="T1">I – Modelo de classificação baseado em florestas aleatórias</text:span></text:p>
                  </text:list-item>
                  <text:list-item>
                    <text:p><text:span text:style-name="T1">Co – Aplicado a Agronom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Qual a acurácia na categorização de patentes com o modelo de classificação baseado em floresta aleatória aplicado a Agronomia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vantamento dos term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 – patentes / patents</text:p>
              </text:list-item>
              <text:list-item>
                <text:p>I – floresta aleatória / random forest</text:p>
              </text:list-item>
              <text:list-item>
                <text:p>Co – agronomia / agronomy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Elaboração da estratégia de busca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“Patent mining” AND “random forest” AND Agronomy</text:p>
              </text:list-item>
              <text:list-item>
                <text:p>“Patent mining” AND “random forest”</text:p>
              </text:list-item>
              <text:list-item>
                <text:p>“Patent mining” AND Agronomy AND “Machine learning”</text:p>
              </text:list-item>
              <text:list-item>
                <text:p><text:span text:style-name="T2">“</text:span><text:span text:style-name="T2">Patent mining” AND “</text:span>Machine learning”</text:p>
              </text:list-item>
              <text:list-item>
                <text:p>“Patent mining”</text:p>
              </text:list-item>
              <text:list-item>
                <text:p>“random forest”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Base de dad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Google Scholar</text:p>
                <text:list>
                  <text:list-item>
                    <text:p><text:a xlink:href="https://scholar.google.com/" xlink:type="simple">https://scholar.google.com/</text:a></text:p>
                  </text:list-item>
                </text:list>
              </text:list-item>
              <text:list-item>
                <text:p>Microsoft Academic</text:p>
                <text:list>
                  <text:list-item>
                    <text:p><text:a xlink:href="https://academic.microsoft.com/home" xlink:type="simple">https://academic.microsoft.com/home</text:a></text:p>
                  </text:list-item>
                </text:list>
              </text:list-item>
              <text:list-item>
                <text:p>Semantic Scholar</text:p>
                <text:list>
                  <text:list-item>
                    <text:p><text:a xlink:href="https://www.semanticscholar.org/" xlink:type="simple">https://www.semanticscholar.org/</text:a></text:p>
                  </text:list-item>
                </text:list>
              </text:list-item>
              <text:list-item>
                <text:p>Periodicos CAPES</text:p>
                <text:list>
                  <text:list-item>
                    <text:p><text:a xlink:href="http://www.periodicos.capes.gov.br/" xlink:type="simple">http://www.periodicos.capes.gov.br</text:a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Periodicos CAPES</text:p>
          </draw:text-box>
        </draw:frame>
        <draw:frame draw:style-name="standard" draw:layer="layout" svg:width="30.085cm" svg:height="6.019cm" svg:x="1.664cm" svg:y="5.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esquisa</text:p>
              </table:table-cell>
              <table:table-cell>
                <text:p>Resultado</text:p>
              </table:table-cell>
              <table:table-cell>
                <text:p>Correlacionado a pesquisa</text:p>
              </table:table-cell>
            </table:table-row>
            <table:table-row table:style-name="ro2" table:default-cell-style-name="gray2">
              <table:table-cell>
                <text:p>Patents AND “random forest”</text:p>
              </table:table-cell>
              <table:table-cell>
                <text:p>663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3:05:32.289209113</meta:creation-date>
    <meta:editing-duration>PT5H21M46S</meta:editing-duration>
    <meta:editing-cycles>31</meta:editing-cycles>
    <meta:generator>LibreOffice/6.0.7.3$Linux_X86_64 LibreOffice_project/00m0$Build-3</meta:generator>
    <dc:title>Vivid</dc:title>
    <dc:date>2020-09-28T17:42:54.898674751</dc:date>
    <meta:document-statistic meta:object-count="67"/>
  </office:meta>
</office:document-meta>
</file>